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2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2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>
      <style:graphic-properties draw:stroke="dash" draw:stroke-dash="Dash_20_3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7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8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9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0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7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4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50" style:family="graphic" style:parent-style-name="standard">
      <style:graphic-properties draw:stroke="solid" svg:stroke-width="0.035cm" svg:stroke-color="#00ff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dash" draw:stroke-dash="Dash_20_4" svg:stroke-width="0.026cm" svg:stroke-color="#000000" draw:stroke-linejoin="miter" draw:fill="solid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3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64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65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66" style:family="graphic" style:parent-style-name="standard" style:list-style-name="L9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/>
    </style:style>
    <style:style style:name="pr8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8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2.063cm" fo:margin-right="0cm" fo:margin-top="0.176cm" fo:margin-bottom="0cm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2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3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9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20" style:family="paragraph">
      <style:paragraph-properties fo:margin-left="0.952cm" fo:margin-right="0cm" fo:margin-top="0.176cm" fo:margin-bottom="0cm" text:enable-numbering="true" fo:text-indent="-0.952cm"/>
    </style:style>
    <style:style style:name="P21" style:family="paragraph">
      <style:paragraph-properties fo:margin-left="2.063cm" fo:margin-right="0cm" fo:margin-top="0.158cm" fo:margin-bottom="0cm" text:enable-numbering="true" fo:text-indent="-0.793cm"/>
    </style:style>
    <style:style style:name="P22" style:family="paragraph">
      <style:paragraph-properties fo:margin-left="0cm" fo:margin-right="0cm" fo:line-height="100%" text:enable-numbering="false" fo:text-indent="0cm"/>
    </style:style>
    <style:style style:name="P23" style:family="paragraph">
      <style:paragraph-properties fo:margin-left="0cm" fo:margin-right="0cm" fo:line-height="100%" text:enable-numbering="false" fo:text-indent="0cm" style:writing-mode="lr-tb"/>
    </style:style>
    <style:style style:name="P24" style:family="paragraph">
      <style:paragraph-properties fo:margin-left="1.27cm" fo:margin-right="0cm" fo:margin-top="0.211cm" fo:margin-bottom="0cm" text:enable-numbering="true" fo:text-indent="-1.27cm"/>
    </style:style>
    <style:style style:name="P25" style:family="paragraph">
      <style:paragraph-properties fo:margin-left="2.328cm" fo:margin-right="0cm" fo:margin-top="0.176cm" fo:margin-bottom="0cm" text:enable-numbering="true" fo:text-indent="-1.058cm"/>
    </style:style>
    <style:style style:name="P26" style:family="paragraph">
      <style:paragraph-properties fo:margin-left="2.328cm" fo:margin-right="0cm" fo:margin-top="0.176cm" fo:margin-bottom="0cm" text:enable-numbering="false" fo:text-indent="-1.058cm"/>
    </style:style>
    <style:style style:name="P27" style:family="paragraph">
      <style:paragraph-properties fo:margin-left="1.27cm" fo:margin-right="0cm" fo:margin-top="0.211cm" fo:margin-bottom="0cm" text:enable-numbering="false" fo:text-indent="-1.27cm"/>
    </style:style>
    <style:style style:name="P28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29" style:family="paragraph">
      <style:paragraph-properties fo:margin-left="0.952cm" fo:margin-right="0cm" fo:margin-top="0.211cm" fo:margin-bottom="0cm" text:enable-numbering="false" fo:text-indent="-0.952cm"/>
    </style:style>
    <style:style style:name="P30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31" style:family="paragraph">
      <style:paragraph-properties fo:margin-left="0cm" fo:margin-right="0cm" fo:margin-top="0.396cm" fo:margin-bottom="0cm" fo:line-height="100%" text:enable-numbering="false" fo:text-indent="0cm"/>
    </style:style>
    <style:style style:name="P32" style:family="paragraph">
      <style:paragraph-properties fo:margin-left="0cm" fo:margin-right="0cm" fo:margin-top="0.396cm" fo:margin-bottom="0cm" fo:line-height="100%" text:enable-numbering="false" fo:text-indent="0cm" style:writing-mode="lr-tb"/>
    </style:style>
    <style:style style:name="P33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34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18pt" style:font-size-asian="18pt" style:font-size-complex="18pt"/>
    </style:style>
    <style:style style:name="T9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0" style:family="text">
      <style:text-properties fo:font-family="Arial" style:font-family-generic="swiss" style:font-pitch="variable" fo:language="en" fo:country="US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7f0055" fo:font-size="18pt" fo:language="en" fo:country="US" style:font-size-asian="18pt" style:font-size-complex="18pt"/>
    </style:style>
    <style:style style:name="T16" style:family="text">
      <style:text-properties fo:color="#0000c0" fo:font-size="18pt" fo:language="en" fo:country="US" style:font-size-asian="18pt" style:font-size-complex="18pt"/>
    </style:style>
    <style:style style:name="T17" style:family="text">
      <style:text-properties fo:color="#0000c0" fo:font-size="20pt" fo:language="en" fo:country="US" style:font-size-asian="20pt" style:font-size-complex="20pt"/>
    </style:style>
    <style:style style:name="T18" style:family="text">
      <style:text-properties fo:color="#7f0055" fo:font-size="20pt" fo:language="en" fo:country="US" style:font-size-asian="20pt" style:font-size-complex="20pt"/>
    </style:style>
    <style:style style:name="T19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006f70" fo:font-family="Arial" style:font-family-generic="swiss" style:font-pitch="variable" fo:font-size="20pt" fo:language="en" fo:country="US" style:font-size-asian="20pt" style:font-size-complex="20pt"/>
    </style:style>
    <style:style style:name="T21" style:family="text">
      <style:text-properties fo:color="#bbe0e3" fo:font-family="Arial" style:font-family-generic="swiss" style:font-pitch="variable" fo:font-size="20pt" fo:language="en" fo:country="US" style:font-size-asian="20pt" style:font-size-complex="20pt"/>
    </style:style>
    <style:style style:name="T22" style:family="text">
      <style:text-properties fo:color="#008080" fo:font-family="Monaco" style:font-family-generic="roman" style:font-pitch="variable" fo:language="en" fo:country="GB"/>
    </style:style>
    <style:style style:name="T23" style:family="text">
      <style:text-properties fo:color="#bbe0e3" fo:font-family="Arial" style:font-family-generic="swiss" style:font-pitch="variable" fo:font-size="20pt" fo:language="en" fo:country="GB" style:font-size-asian="20pt" style:font-size-complex="20pt"/>
    </style:style>
    <style:style style:name="T24" style:family="text">
      <style:text-properties fo:color="#006f70" fo:font-family="Arial" style:font-family-generic="swiss" style:font-pitch="variable" fo:font-size="20pt" fo:language="en" fo:country="GB" style:font-size-asian="20pt" style:font-size-complex="20pt"/>
    </style:style>
    <style:style style:name="T25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26" style:family="text">
      <style:text-properties fo:color="#3f7f7f" fo:font-family="Arial" style:font-family-generic="swiss" style:font-pitch="variable" fo:font-size="18pt" style:font-size-asian="18pt" style:font-size-complex="18pt"/>
    </style:style>
    <style:style style:name="T27" style:family="text">
      <style:text-properties fo:color="#666666" fo:font-family="Arial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29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30" style:family="text">
      <style:text-properties fo:color="#0000c0" fo:font-family="Verdana" style:font-family-generic="swiss" style:font-pitch="variable" fo:font-size="18pt" fo:language="en" fo:country="US" style:font-size-asian="18pt" style:font-size-complex="18pt"/>
    </style:style>
    <style:style style:name="T31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32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33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4" style:family="text">
      <style:text-properties fo:color="#006f70" fo:font-family="Verdana" style:font-family-generic="swiss" style:font-pitch="variable" fo:font-size="20pt" fo:language="en" fo:country="US" style:font-size-asian="20pt" style:font-size-complex="20pt"/>
    </style:style>
    <style:style style:name="T35" style:family="text">
      <style:text-properties fo:font-family="Verdana" style:font-family-generic="swiss" style:font-pitch="variable" fo:font-size="20pt" fo:language="en" fo:country="US" style:font-size-asian="20pt" style:font-size-complex="20pt"/>
    </style:style>
    <style:style style:name="T36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7" style:family="text">
      <style:text-properties fo:color="#0000c0"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6666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 MVC Essentials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MVC Essentials</text:span></text:p>
          </draw:text-box>
        </draw:frame>
        <draw:frame presentation:style-name="pr2" draw:text-style-name="P2" draw:layer="layout" svg:width="17.78cm" svg:height="6.113cm" svg:x="3.625cm" svg:y="8.461cm" presentation:class="subtitle" presentation:user-transformed="true">
          <draw:text-box>
            <text:p text:style-name="P3"/>
            <text:p text:style-name="P3"/>
            <text:p text:style-name="P3">Getting started with Spring’s web application development framework</text:p>
            <text:p text:style-name="P3"/>
            <text:p text:style-name="P3">Focusing on Spring MVC 2.0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"/>
          <draw:frame presentation:style-name="pr3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pring MVC</text:span></text:p>
              </text:list-item>
            </text:list>
            <text:list text:style-name="L4">
              <text:list-item>
                <text:p text:style-name="P8"><text:span text:style-name="T3">Spring MVC Request Processing Lifecycle</text:span></text:p>
              </text:list-item>
            </text:list>
            <text:list text:style-name="L4">
              <text:list-item>
                <text:p text:style-name="P8"><text:span text:style-name="T3">Key Spring MVC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Overview of Spring MVC</text:span></text:p>
              </text:list-item>
            </text:list>
            <text:list text:style-name="L4">
              <text:list-item>
                <text:p text:style-name="P8"><text:span text:style-name="T3">Spring MVC Request Processing Lifecycle</text:span></text:p>
              </text:list-item>
            </text:list>
            <text:list text:style-name="L4">
              <text:list-item>
                <text:p text:style-name="P8"><text:span text:style-name="T3">Key Spring MVC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pring MVC Overview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pring MVC Overview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’s web framewor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ptional component built on top of the Spring framework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Builds on the Java Servlet API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parallel Portlet version is also provid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mparable to Stru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request-driven action frame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asy for Struts users to adopt while providing a stronger architectural found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pring MVC Architectural Strength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pring MVC Architectural Strength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1">Simple model</text:p>
              </text:list-item>
            </text:list>
            <text:list text:style-name="L4">
              <text:list-item>
                <text:list>
                  <text:list-item>
                    <text:p text:style-name="P12">Easy to get go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Core architecture has few external dependencies</text:p>
                  </text:list-item>
                </text:list>
              </text:list-item>
            </text:list>
            <text:list text:style-name="L4">
              <text:list-item>
                <text:p text:style-name="P11">Designed for extension</text:p>
              </text:list-item>
            </text:list>
            <text:list text:style-name="L4">
              <text:list-item>
                <text:list>
                  <text:list-item>
                    <text:p text:style-name="P12">Smart extension points put you in contro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Layered architecture facilitates reuse</text:p>
                  </text:list-item>
                </text:list>
              </text:list-item>
            </text:list>
            <text:list text:style-name="L4">
              <text:list-item>
                <text:p text:style-name="P11">Strong integration</text:p>
              </text:list-item>
            </text:list>
            <text:list text:style-name="L4">
              <text:list-item>
                <text:list>
                  <text:list-item>
                    <text:p text:style-name="P12">Integrates popular view and controller technologies</text:p>
                  </text:list-item>
                </text:list>
              </text:list-item>
            </text:list>
            <text:list text:style-name="L4">
              <text:list-item>
                <text:p text:style-name="P11">Uses Spring itself for configuration</text:p>
              </text:list-item>
            </text:list>
            <text:list text:style-name="L4">
              <text:list-item>
                <text:list>
                  <text:list-item>
                    <text:p text:style-name="P12">All artifacts are testable and benefit from dependency injection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3">For re-use:</text:span></text:p>
              <text:p text:style-name="P13"><text:span text:style-name="T5"><text:s/></text:span><text:span text:style-name="T5">- reusing application services</text:span></text:p>
              <text:p text:style-name="P13"><text:span text:style-name="T5"><text:s/></text:span><text:span text:style-name="T5">- MVC artifacts (controllers, views etc.) are configured in a Spring application context</text:span></text:p>
              <text:p text:style-name="P13"><text:span text:style-name="T3"/></text:p>
              <text:p text:style-name="P13"><text:span text:style-name="T3"/></text:p>
            </draw:text-box>
          </draw:frame>
        </presentation:notes>
      </draw:page>
      <draw:page draw:name="Spring MVC Integr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pring MVC Integrat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upported View Technologi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JSP / JST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pache Veloc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eemar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dobe PD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icrosoft Exce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Jasper Repo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XML / XSL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upported Controller Technologi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ulti Action, Form Controllers, Spring Web Flow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6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Other Key Feature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Other Key Feature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Data Binding Framework</text:p>
              </text:list-item>
            </text:list>
            <text:list text:style-name="L4">
              <text:list-item>
                <text:p text:style-name="P8">Validation Framework</text:p>
              </text:list-item>
            </text:list>
            <text:list text:style-name="L4">
              <text:list-item>
                <text:p text:style-name="P8">Internationalization Support</text:p>
              </text:list-item>
            </text:list>
            <text:list text:style-name="L4">
              <text:list-item>
                <text:p text:style-name="P8">Tag Library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7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pring MVC</text:span></text:p>
              </text:list-item>
            </text:list>
            <text:list text:style-name="L4">
              <text:list-item>
                <text:p text:style-name="P8"><text:span text:style-name="T4">Spring MVC Request Processing Lifecycle</text:span></text:p>
              </text:list-item>
            </text:list>
            <text:list text:style-name="L4">
              <text:list-item>
                <text:p text:style-name="P8"><text:span text:style-name="T3">Key Spring MVC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8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High-Level Spring MVC Request Processing Lifecycle" draw:style-name="dp1" draw:master-page-name="Default"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High-Level Spring MVC Request Processing Lifecycle</text:p>
          </draw:text-box>
        </draw:frame>
        <draw:custom-shape draw:name="Rectangle 3" draw:style-name="gr2" draw:text-style-name="P16" draw:layer="layout" svg:width="6.773cm" svg:height="3.598cm" svg:x="4.657cm" svg:y="4.657cm">
          <text:p text:style-name="P15"><text:span text:style-name="T6">Dispatcher</text:span></text:p>
          <text:p text:style-name="P15"><text:span text:style-name="T6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16" draw:layer="layout" svg:width="6.561cm" svg:height="2.328cm" svg:x="16.722cm" svg:y="5.292cm">
          <text:p text:style-name="P15"><text:span text:style-name="T7">Handler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6" draw:layer="layout" svg:width="6.561cm" svg:height="2.54cm" svg:x="4.657cm" svg:y="10.583cm">
          <text:p text:style-name="P15"><text:span text:style-name="T7">View</text:span></text:p>
          <draw:enhanced-geometry svg:viewBox="0 0 21600 21600" draw:type="rectangle" draw:enhanced-path="M 0 0 L 21600 0 21600 21600 0 21600 0 0 Z N"/>
        </draw:custom-shape>
        <draw:g draw:name="Group 6" draw:id="id1">
          <draw:line draw:name="Line 7" draw:style-name="gr5" draw:text-style-name="P17" draw:layer="layout" svg:x1="1.058cm" svg:y1="6.349cm" svg:x2="4.657cm" svg:y2="6.349cm">
            <text:p text:style-name="P6"/>
          </draw:line>
          <draw:custom-shape draw:name="Text Box 8" draw:style-name="gr6" draw:text-style-name="P16" draw:layer="layout" svg:width="5.292cm" svg:height="0.972cm" svg:x="0cm" svg:y="5.503cm">
            <text:p text:style-name="P15"><text:span text:style-name="T8">request</text:span></text:p>
            <draw:enhanced-geometry svg:viewBox="0 0 21600 21600" draw:type="mso-spt202" draw:enhanced-path="M 0 0 L 21600 0 21600 21600 0 21600 0 0 Z N"/>
          </draw:custom-shape>
        </draw:g>
        <draw:g draw:name="Group 9" draw:id="id2">
          <draw:line draw:name="Line 10" draw:style-name="gr5" draw:text-style-name="P17" draw:layer="layout" svg:x1="11.43cm" svg:y1="6.138cm" svg:x2="16.722cm" svg:y2="6.138cm">
            <text:p text:style-name="P6"/>
          </draw:line>
          <draw:custom-shape draw:name="Text Box 11" draw:style-name="gr7" draw:text-style-name="P16" draw:layer="layout" svg:width="5.715cm" svg:height="0.972cm" svg:x="11.218cm" svg:y="5.292cm">
            <text:p text:style-name="P15"><text:span text:style-name="T8">dispatch request</text:span></text:p>
            <draw:enhanced-geometry svg:viewBox="0 0 21600 21600" draw:type="mso-spt202" draw:enhanced-path="M 0 0 L 21600 0 21600 21600 0 21600 0 0 Z N"/>
          </draw:custom-shape>
        </draw:g>
        <draw:g draw:name="Group 12" draw:id="id3">
          <draw:line draw:name="Line 13" draw:style-name="gr8" draw:text-style-name="P17" draw:layer="layout" svg:x1="16.51cm" svg:y1="7.197cm" svg:x2="11.43cm" svg:y2="7.197cm">
            <text:p text:style-name="P6"/>
          </draw:line>
          <draw:custom-shape draw:name="Text Box 14" draw:style-name="gr9" draw:text-style-name="P16" draw:layer="layout" svg:width="2.752cm" svg:height="1.683cm" svg:x="12.7cm" svg:y="7.197cm">
            <text:p text:style-name="P15"><text:span text:style-name="T8">result view</text:span></text:p>
            <draw:enhanced-geometry svg:viewBox="0 0 21600 21600" draw:type="mso-spt202" draw:enhanced-path="M 0 0 L 21600 0 21600 21600 0 21600 0 0 Z N"/>
          </draw:custom-shape>
        </draw:g>
        <draw:g draw:name="Group 15" draw:id="id4">
          <draw:line draw:name="Line 16" draw:style-name="gr5" draw:text-style-name="P17" draw:layer="layout" svg:x1="8.043cm" svg:y1="8.255cm" svg:x2="8.043cm" svg:y2="10.583cm">
            <text:p text:style-name="P6"/>
          </draw:line>
          <draw:custom-shape draw:name="Text Box 17" draw:style-name="gr10" draw:text-style-name="P16" draw:layer="layout" svg:width="7.408cm" svg:height="0.972cm" svg:x="4.445cm" svg:y="8.889cm">
            <text:p text:style-name="P15"><text:span text:style-name="T8">rend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quest Processing Sequence" draw:style-name="dp1" draw:master-page-name="Default">
        <draw:frame presentation:style-name="pr9" draw:text-style-name="P14" draw:layer="layout" svg:width="21.59cm" svg:height="3.176cm" svg:x="1.905cm" svg:y="1.692cm" presentation:class="title" presentation:user-transformed="true">
          <draw:text-box>
            <text:p text:style-name="P7">Request Processing Sequence</text:p>
          </draw:text-box>
        </draw:frame>
        <draw:custom-shape draw:name="Rectangle 3" draw:style-name="gr11" draw:text-style-name="P16" draw:layer="layout" svg:width="5.08cm" svg:height="1.905cm" svg:x="2.117cm" svg:y="4.445cm">
          <text:p text:style-name="P15"><text:span text:style-name="T6">Dispatcher</text:span></text:p>
          <text:p text:style-name="P15"><text:span text:style-name="T6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12" draw:text-style-name="P16" draw:layer="layout" svg:width="6.138cm" svg:height="1.481cm" svg:x="7.62cm" svg:y="4.657cm">
          <text:p text:style-name="P15"><text:span text:style-name="T6">HandlerMapping</text:span></text:p>
          <draw:enhanced-geometry svg:viewBox="0 0 21600 21600" draw:type="rectangle" draw:enhanced-path="M 0 0 L 21600 0 21600 21600 0 21600 0 0 Z N"/>
        </draw:custom-shape>
        <draw:custom-shape draw:name="Rectangle 5" draw:style-name="gr13" draw:text-style-name="P16" draw:layer="layout" svg:width="4.656cm" svg:height="1.481cm" svg:x="14.182cm" svg:y="4.657cm">
          <text:p text:style-name="P15"><text:span text:style-name="T7">Handler</text:span></text:p>
          <draw:enhanced-geometry svg:viewBox="0 0 21600 21600" draw:type="rectangle" draw:enhanced-path="M 0 0 L 21600 0 21600 21600 0 21600 0 0 Z N"/>
        </draw:custom-shape>
        <draw:custom-shape draw:name="Rectangle 6" draw:style-name="gr14" draw:text-style-name="P16" draw:layer="layout" svg:width="3.386cm" svg:height="1.481cm" svg:x="19.262cm" svg:y="4.657cm">
          <text:p text:style-name="P15"><text:span text:style-name="T7">View</text:span></text:p>
          <draw:enhanced-geometry svg:viewBox="0 0 21600 21600" draw:type="rectangle" draw:enhanced-path="M 0 0 L 21600 0 21600 21600 0 21600 0 0 Z N"/>
        </draw:custom-shape>
        <draw:line draw:name="Line 7" draw:style-name="gr15" draw:text-style-name="P17" draw:layer="layout" svg:x1="4.657cm" svg:y1="6.35cm" svg:x2="4.657cm" svg:y2="17.357cm">
          <text:p text:style-name="P6"/>
        </draw:line>
        <draw:line draw:name="Line 8" draw:style-name="gr15" draw:text-style-name="P17" draw:layer="layout" svg:x1="10.795cm" svg:y1="6.138cm" svg:x2="10.795cm" svg:y2="17.145cm">
          <text:p text:style-name="P6"/>
        </draw:line>
        <draw:line draw:name="Line 9" draw:style-name="gr15" draw:text-style-name="P17" draw:layer="layout" svg:x1="16.51cm" svg:y1="6.138cm" svg:x2="16.51cm" svg:y2="17.145cm">
          <text:p text:style-name="P6"/>
        </draw:line>
        <draw:line draw:name="Line 10" draw:style-name="gr15" draw:text-style-name="P17" draw:layer="layout" svg:x1="20.955cm" svg:y1="6.35cm" svg:x2="20.955cm" svg:y2="17.357cm">
          <text:p text:style-name="P6"/>
        </draw:line>
        <draw:g draw:name="Group 11" draw:id="id5">
          <draw:line draw:name="Line 12" draw:style-name="gr5" draw:text-style-name="P17" draw:layer="layout" svg:x1="1.27cm" svg:y1="8.255cm" svg:x2="4.657cm" svg:y2="8.255cm">
            <text:p text:style-name="P6"/>
          </draw:line>
          <draw:custom-shape draw:name="Text Box 13" draw:style-name="gr16" draw:text-style-name="P16" draw:layer="layout" svg:width="5.292cm" svg:height="2.394cm" svg:x="0cm" svg:y="8.255cm">
            <text:p text:style-name="P15"><text:span text:style-name="T8">service</text:span></text:p>
            <text:p text:style-name="P15"><text:span text:style-name="T8">(request, response)</text:span></text:p>
            <draw:enhanced-geometry svg:viewBox="0 0 21600 21600" draw:type="mso-spt202" draw:enhanced-path="M 0 0 L 21600 0 21600 21600 0 21600 0 0 Z N"/>
          </draw:custom-shape>
        </draw:g>
        <draw:g draw:name="Group 14" draw:id="id6">
          <draw:line draw:name="Line 15" draw:style-name="gr5" draw:text-style-name="P17" draw:layer="layout" svg:x1="4.657cm" svg:y1="9.102cm" svg:x2="10.795cm" svg:y2="9.102cm">
            <text:p text:style-name="P6"/>
          </draw:line>
          <draw:custom-shape draw:name="Text Box 16" draw:style-name="gr17" draw:text-style-name="P16" draw:layer="layout" svg:width="6.35cm" svg:height="0.972cm" svg:x="4.657cm" svg:y="9.102cm">
            <text:p text:style-name="P15"><text:span text:style-name="T9">getHandler(request)</text:span></text:p>
            <draw:enhanced-geometry svg:viewBox="0 0 21600 21600" draw:type="mso-spt202" draw:enhanced-path="M 0 0 L 21600 0 21600 21600 0 21600 0 0 Z N"/>
          </draw:custom-shape>
        </draw:g>
        <draw:g draw:name="Group 17" draw:id="id7">
          <draw:line draw:name="Line 18" draw:style-name="gr5" draw:text-style-name="P17" draw:layer="layout" svg:x1="4.671cm" svg:y1="10.372cm" svg:x2="16.481cm" svg:y2="10.372cm">
            <text:p text:style-name="P6"/>
          </draw:line>
          <draw:custom-shape draw:name="Text Box 19" draw:style-name="gr18" draw:text-style-name="P16" draw:layer="layout" svg:width="13.122cm" svg:height="1.683cm" svg:x="4.233cm" svg:y="10.372cm">
            <text:p text:style-name="P15"><text:span text:style-name="T9">handleRequest</text:span></text:p>
            <text:p text:style-name="P15"><text:span text:style-name="T9">(request, response)</text:span></text:p>
            <draw:enhanced-geometry svg:viewBox="0 0 21600 21600" draw:type="mso-spt202" draw:enhanced-path="M 0 0 L 21600 0 21600 21600 0 21600 0 0 Z N"/>
          </draw:custom-shape>
        </draw:g>
        <draw:g draw:name="Group 20" draw:id="id8">
          <draw:line draw:name="Line 21" draw:style-name="gr8" draw:text-style-name="P17" draw:layer="layout" svg:x1="16.509cm" svg:y1="12.912cm" svg:x2="4.656cm" svg:y2="12.912cm">
            <text:p text:style-name="P6"/>
          </draw:line>
          <draw:custom-shape draw:name="Text Box 22" draw:style-name="gr19" draw:text-style-name="P16" draw:layer="layout" svg:width="6.35cm" svg:height="0.972cm" svg:x="7.408cm" svg:y="12.912cm">
            <text:p text:style-name="P15"><text:span text:style-name="T8">result view</text:span></text:p>
            <draw:enhanced-geometry svg:viewBox="0 0 21600 21600" draw:type="mso-spt202" draw:enhanced-path="M 0 0 L 21600 0 21600 21600 0 21600 0 0 Z N"/>
          </draw:custom-shape>
        </draw:g>
        <draw:g draw:name="Group 23" draw:id="id9">
          <draw:line draw:name="Line 24" draw:style-name="gr5" draw:text-style-name="P17" draw:layer="layout" svg:x1="4.657cm" svg:y1="14.817cm" svg:x2="20.955cm" svg:y2="14.817cm">
            <text:p text:style-name="P6"/>
          </draw:line>
          <draw:custom-shape draw:name="Text Box 25" draw:style-name="gr20" draw:text-style-name="P16" draw:layer="layout" svg:width="7.832cm" svg:height="0.972cm" svg:x="6.985cm" svg:y="14.817cm">
            <text:p text:style-name="P15"><text:span text:style-name="T9">render(result, response)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pring MVC</text:span></text:p>
              </text:list-item>
            </text:list>
            <text:list text:style-name="L4">
              <text:list-item>
                <text:p text:style-name="P8"><text:span text:style-name="T3">Spring MVC Request Processing Lifecycle</text:span></text:p>
              </text:list-item>
            </text:list>
            <text:list text:style-name="L4">
              <text:list-item>
                <text:p text:style-name="P8"><text:span text:style-name="T4">Key Spring MVC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Dispatcher Servlet The Heart of Spring MVC 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Dispatcher Servlet</text:span><text:span text:style-name="T3"><text:line-break/></text:span><text:span text:style-name="T3">The Heart of Spring MVC 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 Dispatcher Servlet is a front controller that coordinates the processing of all requests into the web appli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s requests to 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ssues appropriate responses to clien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Analogous to a Struts</text:span><text:span text:style-name="T10"> Action Servle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ut more powerful and customizabl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Deployable as a standard Java Servle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2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5">Worth talking about the a Front Controller again (although it is introduced in web-intro):</text:span></text:p>
              <text:p text:style-name="P13"><text:span text:style-name="T5"><text:s/></text:span><text:span text:style-name="T5">- all requests go into a single front controller which then dispatches them to workers, or controllers</text:span></text:p>
              <text:p text:style-name="P13"><text:span text:style-name="T5"><text:s/></text:span><text:span text:style-name="T5">- single place for policy enforcement</text:span></text:p>
              <text:p text:style-name="P13"><text:span text:style-name="T5"><text:s/></text:span><text:span text:style-name="T5">- standard J2EE pattern, also featured in Fowler’s Patterns of Enterprise Architecture</text:span></text:p>
            </draw:text-box>
          </draw:frame>
        </presentation:notes>
      </draw:page>
      <draw:page draw:name="Dispatcher Servlet Configuration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Dispatcher Servlet Configurat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Uses Spring for configur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s its own Spring ApplicationContext managing web-layer beans you def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legates to these beans to carry out request process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Has full access to the “root” application contex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nables web beans to obtain references to application beans through dependency injec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3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Dispatcher Servlet Usage Consideration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Dispatcher Servlet Usage Considerations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DispatcherServlets are coarse-grain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efine one per </text:span><text:span text:style-name="T11">logical </text:span><text:span text:style-name="T5">web ap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Not one per use cas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Generic dispatcher infrastructure can be used for several responsibiliti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 dispatch requests for HTML cont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 dispatch requests to web ser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5">The DispatcherServlet can actually serve multiple resources, not just dynamic web pages, static html, images etc. <text:s/>It is also used for certain remoting protocols, i.e. hessian, burlap etc.</text:span></text:p>
              <text:p text:style-name="P13"><text:span text:style-name="T5"/></text:p>
            </draw:text-box>
          </draw:frame>
        </presentation:notes>
      </draw:page>
      <draw:page draw:name="Request Handlers" draw:style-name="dp1" draw:master-page-name="Default">
        <draw:custom-shape draw:name="Text Box 14" draw:style-name="gr21" draw:text-style-name="P16" draw:layer="layout" svg:width="12.7cm" svg:height="1.683cm" svg:x="6.138cm" svg:y="16.087cm">
          <text:p text:style-name="P15"><text:span text:style-name="T9">handleRequest</text:span></text:p>
          <text:p text:style-name="P15"><text:span text:style-name="T9">(request, response)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17.476cm" svg:height="2.753cm" svg:x="0.957cm" svg:y="0.225cm" presentation:class="title" presentation:user-transformed="true">
          <draw:text-box>
            <text:p text:style-name="P7">Request Handlers</text:p>
          </draw:text-box>
        </draw:frame>
        <draw:frame presentation:style-name="pr5" draw:text-style-name="P1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coming requests are dispatched to handl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re are potentially many handlers per DispatcherServle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Dispatcher’s HandlerMapping determines the handler of each request</text:span></text:p>
              </text:list-item>
            </text:list>
          </draw:text-box>
        </draw:frame>
        <draw:custom-shape draw:name="Rectangle 4" draw:style-name="gr22" draw:text-style-name="P16" draw:layer="layout" svg:width="5.08cm" svg:height="1.905cm" svg:x="4.022cm" svg:y="11.43cm">
          <text:p text:style-name="P15"><text:span text:style-name="T6">Dispatcher</text:span></text:p>
          <text:p text:style-name="P15"><text:span text:style-name="T6">Servlet</text:span></text:p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16" draw:layer="layout" svg:width="6.138cm" svg:height="1.481cm" svg:x="9.525cm" svg:y="11.642cm">
          <text:p text:style-name="P15"><text:span text:style-name="T6">HandlerMapping</text:span></text:p>
          <draw:enhanced-geometry svg:viewBox="0 0 21600 21600" draw:type="rectangle" draw:enhanced-path="M 0 0 L 21600 0 21600 21600 0 21600 0 0 Z N"/>
        </draw:custom-shape>
        <draw:custom-shape draw:name="Rectangle 6" draw:style-name="gr24" draw:text-style-name="P16" draw:layer="layout" svg:width="4.656cm" svg:height="1.481cm" svg:x="16.087cm" svg:y="11.642cm">
          <text:p text:style-name="P15"><text:span text:style-name="T7">Handler</text:span></text:p>
          <draw:enhanced-geometry svg:viewBox="0 0 21600 21600" draw:type="rectangle" draw:enhanced-path="M 0 0 L 21600 0 21600 21600 0 21600 0 0 Z N"/>
        </draw:custom-shape>
        <draw:line draw:name="Line 7" draw:style-name="gr15" draw:text-style-name="P17" draw:layer="layout" svg:x1="6.562cm" svg:y1="13.335cm" svg:x2="6.562cm" svg:y2="17.568cm">
          <text:p text:style-name="P6"/>
        </draw:line>
        <draw:line draw:name="Line 8" draw:style-name="gr15" draw:text-style-name="P17" draw:layer="layout" svg:x1="12.7cm" svg:y1="13.335cm" svg:x2="12.7cm" svg:y2="17.568cm">
          <text:p text:style-name="P6"/>
        </draw:line>
        <draw:line draw:name="Line 9" draw:style-name="gr15" draw:text-style-name="P17" draw:layer="layout" svg:x1="18.415cm" svg:y1="13.335cm" svg:x2="18.415cm" svg:y2="17.568cm">
          <text:p text:style-name="P6"/>
        </draw:line>
        <draw:line draw:name="Line 11" draw:style-name="gr5" draw:text-style-name="P17" draw:layer="layout" svg:x1="6.544cm" svg:y1="15.028cm" svg:x2="12.682cm" svg:y2="15.028cm">
          <text:p text:style-name="P6"/>
        </draw:line>
        <draw:custom-shape draw:name="Text Box 12" draw:style-name="gr25" draw:text-style-name="P16" draw:layer="layout" svg:width="6.35cm" svg:height="0.972cm" svg:x="6.544cm" svg:y="15.028cm">
          <text:p text:style-name="P15"><text:span text:style-name="T9">getHandler(request)</text:span></text:p>
          <draw:enhanced-geometry svg:viewBox="0 0 21600 21600" draw:type="mso-spt202" draw:enhanced-path="M 0 0 L 21600 0 21600 21600 0 21600 0 0 Z N"/>
        </draw:custom-shape>
        <draw:line draw:name="Line 13" draw:style-name="gr5" draw:text-style-name="P17" draw:layer="layout" svg:x1="6.562cm" svg:y1="16.087cm" svg:x2="18.397cm" svg:y2="16.087cm">
          <text:p text:style-name="P6"/>
        </draw:lin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5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URL-based HandlerMapp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URL-based HandlerMapping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HandlerMapping rules you define are typically URL-bas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/login.htm=loginHand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/editAccount.htm=editAccountHand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/reward/*/**=rewardHandl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trollers as Request Handler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Controllers as Request Handler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Handlers you define are typically called Controll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mplement </text:span><text:span text:style-name="T10">org.springframework.web.mvc.Controller</text:span></text:p>
                  </text:list-item>
                </text:list>
              </text:list-item>
            </text:list>
          </draw:text-box>
        </draw:frame>
        <draw:custom-shape draw:name="Rectangle 4" draw:style-name="gr26" draw:text-style-name="P5" draw:layer="layout" svg:width="20.32cm" svg:height="4.022cm" svg:x="3.175cm" svg:y="8.89cm">
          <text:p text:style-name="P19"><text:span text:style-name="T12">public interface </text:span><text:span text:style-name="T6">Controller {</text:span></text:p>
          <text:p text:style-name="P19"><text:span text:style-name="T6"><text:s text:c="4"/></text:span><text:span text:style-name="T6">ModelAndView handleRequest(HttpServletRequest request,</text:span></text:p>
          <text:p text:style-name="P19"><text:span text:style-name="T6"><text:s text:c="8"/></text:span><text:span text:style-name="T6">HttpServletResponse response) </text:span><text:span text:style-name="T12">throws</text:span><text:span text:style-name="T6"> Exception;</text:span></text:p>
          <text:p text:style-name="P19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ontroller Result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troller Result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fter request handling, Controllers return a result object called a ModelAndView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lects the view to render the respon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tains the data needed for render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The Model is the contract between the Controller and the View</text:span></text:p>
              </text:list-item>
            </text:list>
            <text:list text:style-name="L4">
              <text:list-item>
                <text:p text:style-name="P8"><text:span text:style-name="T3">The same Controller often returns different ModelAndView obje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 render different types of respons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8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delAndView Result Object" draw:style-name="dp1" draw:master-page-name="Default">
        <draw:frame presentation:style-name="pr4" draw:text-style-name="P14" draw:layer="layout" svg:width="17.476cm" svg:height="2.753cm" svg:x="0.957cm" svg:y="0.225cm" presentation:class="title" presentation:user-transformed="true">
          <draw:text-box>
            <text:p text:style-name="P7"><text:span text:style-name="T3">ModelAndView Result Object</text:span></text:p>
          </draw:text-box>
        </draw:frame>
        <draw:custom-shape draw:name="Rectangle 4" draw:style-name="gr27" draw:text-style-name="P16" draw:layer="layout" svg:width="6.773cm" svg:height="2.752cm" svg:x="9.102cm" svg:y="8.89cm">
          <text:p text:style-name="P15"><text:span text:style-name="T6">ModelAndView</text:span></text:p>
          <draw:enhanced-geometry svg:viewBox="0 0 21600 21600" draw:type="rectangle" draw:enhanced-path="M 0 0 L 21600 0 21600 21600 0 21600 0 0 Z N"/>
        </draw:custom-shape>
        <draw:custom-shape draw:name="Rectangle 6" draw:style-name="gr28" draw:text-style-name="P16" draw:layer="layout" svg:width="5.715cm" svg:height="2.752cm" svg:x="17.992cm" svg:y="12.488cm">
          <text:p text:style-name="P15"><text:span text:style-name="T7">View</text:span></text:p>
          <draw:enhanced-geometry svg:viewBox="0 0 21600 21600" draw:type="rectangle" draw:enhanced-path="M 0 0 L 21600 0 21600 21600 0 21600 0 0 Z N"/>
        </draw:custom-shape>
        <draw:line draw:name="Line 9" draw:style-name="gr5" draw:text-style-name="P17" draw:layer="layout" svg:x1="15.875cm" svg:y1="11.642cm" svg:x2="17.992cm" svg:y2="13.758cm">
          <text:p text:style-name="P6"/>
        </draw:line>
        <draw:custom-shape draw:name="Rectangle 13" draw:style-name="gr29" draw:text-style-name="P16" draw:layer="layout" svg:width="5.715cm" svg:height="2.752cm" svg:x="1.482cm" svg:y="12.488cm">
          <text:p text:style-name="P15"><text:span text:style-name="T7">Model</text:span></text:p>
          <draw:enhanced-geometry svg:viewBox="0 0 21600 21600" draw:type="rectangle" draw:enhanced-path="M 0 0 L 21600 0 21600 21600 0 21600 0 0 Z N"/>
        </draw:custom-shape>
        <draw:line draw:name="Line 15" draw:style-name="gr5" draw:text-style-name="P17" draw:layer="layout" svg:x1="9.101cm" svg:y1="11.642cm" svg:x2="7.196cm" svg:y2="13.758cm">
          <text:p text:style-name="P6"/>
        </draw:line>
        <draw:custom-shape draw:name="Rectangle 16" draw:style-name="gr30" draw:text-style-name="P16" draw:layer="layout" svg:width="6.773cm" svg:height="2.751cm" svg:x="9.102cm" svg:y="4.657cm">
          <text:p text:style-name="P15"><text:span text:style-name="T7">Controller</text:span></text:p>
          <draw:enhanced-geometry svg:viewBox="0 0 21600 21600" draw:type="rectangle" draw:enhanced-path="M 0 0 L 21600 0 21600 21600 0 21600 0 0 Z N"/>
        </draw:custom-shape>
        <draw:line draw:name="Line 17" draw:style-name="gr31" draw:text-style-name="P17" draw:layer="layout" svg:x1="12.488cm" svg:y1="7.408cm" svg:x2="12.488cm" svg:y2="8.89cm">
          <text:p text:style-name="P6"/>
        </draw:line>
        <draw:custom-shape draw:name="Text Box 18" draw:style-name="gr32" draw:text-style-name="P16" draw:layer="layout" svg:width="6.35cm" svg:height="0.972cm" svg:x="9.525cm" svg:y="7.62cm">
          <text:p text:style-name="P15"><text:span text:style-name="T8">return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9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Example Controller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Example Controller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n AccountController that creates, shows, updates, and deletes Accounts in the database</text:span></text:p>
              </text:list-item>
            </text:list>
            <text:list text:style-name="L4">
              <text:list-item>
                <text:p text:style-name="P8"><text:span text:style-name="T5">A LoginController that logs users in</text:span></text:p>
              </text:list-item>
            </text:list>
            <text:list text:style-name="L4">
              <text:list-item>
                <text:p text:style-name="P8"><text:span text:style-name="T5">A TopPerformingAccountsController that generates an Excel spreadsheet showing the top 20 account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0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View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iews</text:p>
          </draw:text-box>
        </draw:frame>
        <draw:frame presentation:style-name="pr10" draw:text-style-name="P10" draw:layer="layout" svg:width="21.59cm" svg:height="12.912cm" svg:x="1.905cm" svg:y="4.656cm" presentation:class="outline" presentation:user-transformed="true">
          <draw:text-box>
            <text:list text:style-name="L4">
              <text:list-item>
                <text:p text:style-name="P20"><text:span text:style-name="T13">A Controller returns a view to render the model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The View generates the HTTP response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3">A Controller may return a concrete View implementation like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new</text:span><text:span text:style-name="T14"> JstlView(</text:span><text:span text:style-name="T16">“/WEB-INF/reward/list.jsp”</text:span><text:span text:style-name="T14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new </text:span><text:span text:style-name="T14">RewardListingPdf()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3">Or a view name like </text:span><text:span text:style-name="T17">“list”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The DispatcherServlet will resolve the name to a View implementation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3">Or </text:span><text:span text:style-name="T18">null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The DispatcherServlet will select the view for the reques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1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View Resolver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iew Resolver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DispatcherServlet delegates to a ViewResolver to map returned view names to View implementations</text:span></text:p>
              </text:list-item>
            </text:list>
            <text:list text:style-name="L4">
              <text:list-item>
                <text:p text:style-name="P8"><text:span text:style-name="T3">The default ViewResolver treats the view name as a Web Application-relative file path</text:span></text:p>
              </text:list-item>
            </text:list>
            <text:list text:style-name="L4">
              <text:list-item>
                <text:p text:style-name="P8"><text:span text:style-name="T3">Override this default by registering a ViewResolver bean with the DispatcherServlet</text:span></text:p>
              </text:list-item>
            </text:list>
            <text:list text:style-name="L4">
              <text:list-item>
                <text:p text:style-name="P8"><text:span text:style-name="T3">Common view resolver strategi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ternal resou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ean nam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ustom Internal Resource View Resolver Example" draw:style-name="dp1" draw:master-page-name="Default"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Custom Internal Resource View Resolver Example</text:p>
          </draw:text-box>
        </draw:frame>
        <draw:custom-shape draw:name="Rectangle 3" draw:style-name="gr33" draw:text-style-name="P16" draw:layer="layout" svg:width="8.255cm" svg:height="3.175cm" svg:x="16.298cm" svg:y="5.292cm">
          <text:p text:style-name="P15"><text:span text:style-name="T6">RewardController</text:span></text:p>
          <draw:enhanced-geometry svg:viewBox="0 0 21600 21600" draw:type="rectangle" draw:enhanced-path="M 0 0 L 21600 0 21600 21600 0 21600 0 0 Z N"/>
        </draw:custom-shape>
        <draw:polyline draw:name="Line 4" draw:style-name="gr5" draw:text-style-name="P17" draw:id="id11" draw:layer="layout" svg:width="6.349cm" svg:height="0cm" svg:x="9.948cm" svg:y="6.138cm" svg:viewBox="0 0 6350 0" draw:points="0,0 6350,0">
          <text:p text:style-name="P6"/>
        </draw:polyline>
        <draw:polyline draw:name="Line 5" draw:style-name="gr8" draw:text-style-name="P17" draw:id="id13" draw:layer="layout" svg:width="6.349cm" svg:height="0cm" svg:x="9.948cm" svg:y="7.197cm" svg:viewBox="0 0 6350 0" draw:points="6350,0 0,0">
          <text:p text:style-name="P6"/>
        </draw:polyline>
        <draw:custom-shape draw:name="Text Box 6" draw:style-name="gr34" draw:text-style-name="P16" draw:id="id12" draw:layer="layout" svg:width="5.292cm" svg:height="1.683cm" svg:x="10.583cm" svg:y="4.445cm">
          <text:p text:style-name="P15"><text:span text:style-name="T8">handle GET /reward/list</text:span></text:p>
          <draw:enhanced-geometry svg:viewBox="0 0 21600 21600" draw:type="mso-spt202" draw:enhanced-path="M 0 0 L 21600 0 21600 21600 0 21600 0 0 Z N"/>
        </draw:custom-shape>
        <draw:custom-shape draw:name="Text Box 7" draw:style-name="gr35" draw:text-style-name="P16" draw:id="id14" draw:layer="layout" svg:width="6.773cm" svg:height="1.683cm" svg:x="9.737cm" svg:y="7.197cm">
          <text:p text:style-name="P15"><text:span text:style-name="T9">rewardList</text:span></text:p>
          <text:p text:style-name="P15"><text:span text:style-name="T9">model={rewards}</text:span></text:p>
          <draw:enhanced-geometry svg:viewBox="0 0 21600 21600" draw:type="mso-spt202" draw:enhanced-path="M 0 0 L 21600 0 21600 21600 0 21600 0 0 Z N"/>
        </draw:custom-shape>
        <draw:custom-shape draw:name="Rectangle 8" draw:style-name="gr36" draw:text-style-name="P16" draw:layer="layout" svg:width="8.255cm" svg:height="3.175cm" svg:x="1.693cm" svg:y="5.292cm">
          <text:p text:style-name="P15"><text:span text:style-name="T6">DispatcherServlet</text:span></text:p>
          <draw:enhanced-geometry svg:viewBox="0 0 21600 21600" draw:type="rectangle" draw:enhanced-path="M 0 0 L 21600 0 21600 21600 0 21600 0 0 Z N"/>
        </draw:custom-shape>
        <draw:custom-shape draw:name="Rectangle 9" draw:style-name="gr37" draw:text-style-name="P16" draw:layer="layout" svg:width="8.255cm" svg:height="3.175cm" svg:x="1.693cm" svg:y="11.007cm">
          <text:p text:style-name="P15"><text:span text:style-name="T6">Custom</text:span></text:p>
          <text:p text:style-name="P15"><text:span text:style-name="T6">InternalResource</text:span></text:p>
          <text:p text:style-name="P15"><text:span text:style-name="T6">ViewResolver</text:span></text:p>
          <draw:enhanced-geometry svg:viewBox="0 0 21600 21600" draw:type="rectangle" draw:enhanced-path="M 0 0 L 21600 0 21600 21600 0 21600 0 0 Z N"/>
        </draw:custom-shape>
        <draw:polyline draw:name="Line 10" draw:style-name="gr5" draw:text-style-name="P17" draw:id="id19" draw:layer="layout" svg:width="0cm" svg:height="2.539cm" svg:x="4.868cm" svg:y="8.467cm" svg:viewBox="0 0 0 2540" draw:points="0,0 0,2540">
          <text:p text:style-name="P6"/>
        </draw:polyline>
        <draw:custom-shape draw:name="Text Box 11" draw:style-name="gr38" draw:text-style-name="P16" draw:id="id18" draw:layer="layout" svg:width="4.445cm" svg:height="0.972cm" svg:x="1.905cm" svg:y="9.313cm">
          <text:p text:style-name="P15"><text:span text:style-name="T9">rewardList</text:span></text:p>
          <draw:enhanced-geometry svg:viewBox="0 0 21600 21600" draw:type="mso-spt202" draw:enhanced-path="M 0 0 L 21600 0 21600 21600 0 21600 0 0 Z N"/>
        </draw:custom-shape>
        <draw:polyline draw:name="Line 12" draw:style-name="gr8" draw:text-style-name="P17" draw:id="id20" draw:layer="layout" svg:width="0cm" svg:height="2.539cm" svg:x="6.773cm" svg:y="8.467cm" svg:viewBox="0 0 0 2540" draw:points="0,2540 0,0">
          <text:p text:style-name="P6"/>
        </draw:polyline>
        <draw:custom-shape draw:name="Text Box 13" draw:style-name="gr39" draw:text-style-name="P16" draw:id="id21" draw:layer="layout" svg:width="9.525cm" svg:height="0.972cm" svg:x="6.985cm" svg:y="9.525cm">
          <text:p text:style-name="P15"><text:span text:style-name="T9">/WEB-INF/views/rewardList.jsp</text:span></text:p>
          <draw:enhanced-geometry svg:viewBox="0 0 21600 21600" draw:type="mso-spt202" draw:enhanced-path="M 0 0 L 21600 0 21600 21600 0 21600 0 0 Z N"/>
        </draw:custom-shape>
        <draw:g draw:name="Group 14" draw:id="id10">
          <draw:custom-shape draw:name="Oval 15" draw:style-name="gr40" draw:text-style-name="P5" draw:layer="layout" svg:width="1.058cm" svg:height="1.058cm" svg:x="10.16cm" svg:y="4.657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 Box 16" draw:style-name="gr41" draw:text-style-name="P16" draw:layer="layout" svg:width="1.058cm" svg:height="0.972cm" svg:x="10.16cm" svg:y="4.719cm">
            <text:p text:style-name="P15"><text:span text:style-name="T8">1</text:span></text:p>
            <draw:enhanced-geometry svg:viewBox="0 0 21600 21600" draw:type="mso-spt202" draw:enhanced-path="M 0 0 L 21600 0 21600 21600 0 21600 0 0 Z N"/>
          </draw:custom-shape>
        </draw:g>
        <draw:g draw:name="Group 17" draw:id="id17">
          <draw:custom-shape draw:name="Oval 18" draw:style-name="gr40" draw:text-style-name="P5" draw:layer="layout" svg:width="1.058cm" svg:height="1.059cm" svg:x="1.27cm" svg:y="9.313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 Box 19" draw:style-name="gr42" draw:text-style-name="P16" draw:layer="layout" svg:width="1.058cm" svg:height="0.972cm" svg:x="1.27cm" svg:y="9.376cm">
            <text:p text:style-name="P15"><text:span text:style-name="T8">2</text:span></text:p>
            <draw:enhanced-geometry svg:viewBox="0 0 21600 21600" draw:type="mso-spt202" draw:enhanced-path="M 0 0 L 21600 0 21600 21600 0 21600 0 0 Z N"/>
          </draw:custom-shape>
        </draw:g>
        <draw:polyline draw:name="Line 20" draw:style-name="gr43" draw:text-style-name="P17" draw:id="id16" draw:layer="layout" svg:width="4.021cm" svg:height="2.75cm" svg:x="15.028cm" svg:y="7.831cm" svg:viewBox="0 0 4022 2751" draw:points="4022,2751 0,0">
          <text:p text:style-name="P6"/>
        </draw:polyline>
        <draw:custom-shape draw:name="Text Box 21" draw:style-name="gr44" draw:text-style-name="P23" draw:id="id15" draw:layer="layout" svg:width="6.31cm" svg:height="1.048cm" svg:x="17.16cm" svg:y="10.583cm">
          <text:p text:style-name="P22"><text:span text:style-name="T7">Logical view name</text:span></text:p>
          <draw:enhanced-geometry svg:viewBox="0 0 21600 21600" draw:type="mso-spt202" draw:enhanced-path="M 0 0 L 21600 0 21600 21600 0 21600 0 0 Z N"/>
        </draw:custom-shape>
        <draw:custom-shape draw:name="Text Box 22" draw:style-name="gr45" draw:text-style-name="P23" draw:id="id22" draw:layer="layout" svg:width="7.775cm" svg:height="1.048cm" svg:x="11.019cm" svg:y="12.912cm">
          <text:p text:style-name="P22"><text:span text:style-name="T7">Resolved physical path</text:span></text:p>
          <draw:enhanced-geometry svg:viewBox="0 0 21600 21600" draw:type="mso-spt202" draw:enhanced-path="M 0 0 L 21600 0 21600 21600 0 21600 0 0 Z N"/>
        </draw:custom-shape>
        <draw:polyline draw:name="Line 23" draw:style-name="gr43" draw:text-style-name="P17" draw:id="id23" draw:layer="layout" svg:width="0cm" svg:height="2.328cm" svg:x="12.912cm" svg:y="10.582cm" svg:viewBox="0 0 0 2329" draw:points="0,2329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3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3">Mention that this is just a sample flat mapping for demonstrating resolvers, not a recommendation to always use flat mappings.</text:span></text:p>
            </draw:text-box>
          </draw:frame>
        </presentation:notes>
      </draw:page>
      <draw:page draw:name="page24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pring MVC</text:span></text:p>
              </text:list-item>
            </text:list>
            <text:list text:style-name="L4">
              <text:list-item>
                <text:p text:style-name="P8"><text:span text:style-name="T3">Spring MVC Request Processing Lifecycle</text:span></text:p>
              </text:list-item>
            </text:list>
            <text:list text:style-name="L4">
              <text:list-item>
                <text:p text:style-name="P8"><text:span text:style-name="T3">Key Spring MVC Artifa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patcherServl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andler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View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4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Quick Start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Quick Start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7">
              <text:list-item>
                <text:p text:style-name="P24"><text:span text:style-name="T3">Steps to developing web application functionality with Spring MVC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3">Deploy a Dispatcher Servlet (one-time only)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5"><text:span text:style-name="T3">Implement a Controller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5"><text:span text:style-name="T3">Implement the View(s)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5"><text:span text:style-name="T3">Register the Controller with the DispatcherServlet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5"><text:span text:style-name="T3">Deploy and test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6"><text:span text:style-name="T3"/></text:p>
                  </text:list-item>
                </text:list>
              </text:list-item>
            </text:list>
            <text:list text:style-name="L7">
              <text:list-item>
                <text:p text:style-name="P27"><text:span text:style-name="T3">Repeat steps 2-5 to develop new functionality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5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1. Deploy a DispatcherServlet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1. Deploy a DispatcherServlet</text:span></text:p>
          </draw:text-box>
        </draw:frame>
        <draw:frame presentation:style-name="pr11" draw:text-style-name="P10" draw:layer="layout" svg:width="21.59cm" svg:height="11.431cm" svg:x="1.905cm" svg:y="4.657cm" presentation:class="outline" presentation:user-transformed="true">
          <draw:text-box>
            <text:list text:style-name="L4">
              <text:list-item>
                <text:p text:style-name="P8"><text:span text:style-name="T3">Define inside &lt;webapp&gt; within web.xml</text:span></text:p>
              </text:list-item>
            </text:list>
          </draw:text-box>
        </draw:frame>
        <draw:custom-shape draw:name="Rectangle 4" draw:style-name="gr26" draw:text-style-name="P5" draw:layer="layout" svg:width="19.575cm" svg:height="10.372cm" svg:x="2.725cm" svg:y="6.138cm">
          <text:p text:style-name="P19"><text:span text:style-name="T19">&lt;servlet&gt;</text:span></text:p>
          <text:p text:style-name="P19"><text:span text:style-name="T20"><text:s text:c="4"/></text:span><text:span text:style-name="T20">&lt;servlet-name&gt;</text:span><text:span text:style-name="T6">rewardsadmin</text:span><text:span text:style-name="T20">&lt;/servlet-name&gt;</text:span></text:p>
          <text:p text:style-name="P19"><text:span text:style-name="T21"><text:s text:c="4"/></text:span><text:span text:style-name="T20">&lt;servlet-class&gt;</text:span></text:p>
          <text:p text:style-name="P19"><text:span text:style-name="T6"><text:s text:c="8"/></text:span><text:span text:style-name="T6">org.springframework.web.servlet.DispatcherServlet</text:span></text:p>
          <text:p text:style-name="P19"><text:span text:style-name="T6"><text:s text:c="4"/></text:span><text:span text:style-name="T20">&lt;/servlet-class&gt;</text:span></text:p>
          <text:p text:style-name="P19"><text:span text:style-name="T21"><text:s text:c="4"/></text:span><text:span text:style-name="T20">&lt;init-param&gt;</text:span></text:p>
          <text:p text:style-name="P19"><text:span text:style-name="T6"><text:s text:c="8"/></text:span><text:span text:style-name="T20">&lt;param-name&gt;</text:span><text:span text:style-name="T6">contextConfigLocation</text:span><text:span text:style-name="T20">&lt;/param-name&gt;</text:span></text:p>
          <text:p text:style-name="P19"><text:span text:style-name="T21"><text:s text:c="8"/></text:span><text:span text:style-name="T20">&lt;param-value&gt;</text:span></text:p>
          <text:p text:style-name="P19"><text:span text:style-name="T6"><text:s text:c="12"/></text:span><text:span text:style-name="T6">/WEB-INF/rewardsadmin-servlet-config.xml</text:span></text:p>
          <text:p text:style-name="P19"><text:span text:style-name="T21"><text:s text:c="8"/></text:span><text:span text:style-name="T20">&lt;/param-value&gt;</text:span></text:p>
          <text:p text:style-name="P19"><text:span text:style-name="T21"><text:s text:c="4"/></text:span><text:span text:style-name="T20">&lt;/init-param&gt;</text:span></text:p>
          <text:p text:style-name="P19"><text:span text:style-name="T20">&lt;/servlet&gt;</text:span></text:p>
          <draw:enhanced-geometry svg:viewBox="0 0 21600 21600" draw:type="rectangle" draw:enhanced-path="M 0 0 L 21600 0 21600 21600 0 21600 0 0 Z N"/>
        </draw:custom-shape>
        <draw:polyline draw:name="Line 5" draw:style-name="gr5" draw:text-style-name="P17" draw:id="id25" draw:layer="layout" svg:width="0cm" svg:height="0.912cm" svg:x="13.335cm" svg:y="13.757cm" svg:viewBox="0 0 0 913" draw:points="0,913 0,0">
          <text:p text:style-name="P6"/>
        </draw:polyline>
        <draw:custom-shape draw:name="Text Box 6" draw:style-name="gr46" draw:text-style-name="P5" draw:id="id24" draw:layer="layout" svg:width="11.623cm" svg:height="1.048cm" svg:x="9.109cm" svg:y="14.605cm">
          <text:p text:style-name="P22"><text:span text:style-name="T6">Contains the Servlet’s configura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6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28"><text:span text:style-name="T22">Mention the default naming convention; if you don’t specify a contextConfigLocation param, it will load /WEB-INF/rewardsadmin-servlet.xml.</text:span></text:p>
              <text:p text:style-name="P28"><text:span text:style-name="T22"/></text:p>
            </draw:text-box>
          </draw:frame>
        </presentation:notes>
      </draw:page>
      <draw:page draw:name="1. Deploy a Dispatcher Servlet (2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1. Deploy a Dispatcher Servlet (2)</text:span></text:p>
          </draw:text-box>
        </draw:frame>
        <draw:frame presentation:style-name="pr11" draw:text-style-name="P10" draw:layer="layout" svg:width="21.59cm" svg:height="11.431cm" svg:x="1.905cm" svg:y="4.445cm" presentation:class="outline" presentation:user-transformed="true">
          <draw:text-box>
            <text:list text:style-name="L4">
              <text:list-item>
                <text:p text:style-name="P8"><text:span text:style-name="T3">Map the Servlet to a URL pattern</text:span></text:p>
              </text:list-item>
            </text:list>
            <text:list text:style-name="L4">
              <text:list-item>
                <text:p text:style-name="P29"><text:span text:style-name="T3"/></text:p>
              </text:list-item>
            </text:list>
            <text:list text:style-name="L4">
              <text:list-item>
                <text:p text:style-name="P29"><text:span text:style-name="T3"/></text:p>
              </text:list-item>
            </text:list>
            <text:list text:style-name="L4">
              <text:list-item>
                <text:p text:style-name="P29"><text:span text:style-name="T3"/></text:p>
              </text:list-item>
            </text:list>
            <text:list text:style-name="L4">
              <text:list-item>
                <text:p text:style-name="P29"><text:span text:style-name="T3"/></text:p>
              </text:list-item>
            </text:list>
            <text:list text:style-name="L4">
              <text:list-item>
                <text:p text:id="id26" text:style-name="P8"><text:span text:style-name="T3">Will now be able to invoke the Servlet like</text:span></text:p>
              </text:list-item>
            </text:list>
          </draw:text-box>
        </draw:frame>
        <draw:custom-shape draw:name="Rectangle 4" draw:style-name="gr26" draw:text-style-name="P5" draw:layer="layout" svg:width="17.339cm" svg:height="3.599cm" svg:x="2.963cm" svg:y="6.138cm">
          <text:p text:style-name="P19"><text:span text:style-name="T20">&lt;servlet-mapping&gt;</text:span></text:p>
          <text:p text:style-name="P19"><text:span text:style-name="T21"><text:s text:c="4"/></text:span><text:span text:style-name="T20">&lt;servlet-name&gt;</text:span><text:span text:style-name="T6">rewardsadmin</text:span><text:span text:style-name="T20">&lt;/servlet-name&gt;</text:span></text:p>
          <text:p text:style-name="P19"><text:span text:style-name="T23"><text:s text:c="4"/></text:span><text:span text:style-name="T24">&lt;url-pattern&gt;</text:span><text:span text:style-name="T25">/*</text:span><text:span text:style-name="T24">&lt;/url-pattern&gt;</text:span></text:p>
          <text:p text:style-name="P19"><text:span text:style-name="T20">&lt;/servlet-mapping&gt;</text:span></text:p>
          <text:p text:style-name="P19"><text:span text:style-name="T20"/></text:p>
          <draw:enhanced-geometry svg:viewBox="0 0 21600 21600" draw:type="rectangle" draw:enhanced-path="M 0 0 L 21600 0 21600 21600 0 21600 0 0 Z N"/>
        </draw:custom-shape>
        <draw:custom-shape draw:name="Text Box 5" draw:style-name="gr47" draw:text-style-name="P5" draw:id="id27" draw:layer="layout" svg:width="18.94cm" svg:height="2.622cm" svg:x="2.963cm" svg:y="12.065cm">
          <text:p text:style-name="P22"><text:span text:style-name="T7">http://localhost:8080/rewardsadmin/reward/list</text:span><text:span text:style-name="T7"><text:line-break/></text:span><text:span text:style-name="T7">http://localhost:8080/rewardsadmin/reward/new</text:span></text:p>
          <text:p text:style-name="P22"><text:span text:style-name="T7">http://localhost:8080/rewardsadmin/reward/show?id=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7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28"><text:span text:style-name="T22">The single dispatcher servlet serves a number of requests, one dispatcher servlet per logical web unit</text:span></text:p>
              <text:p text:style-name="P28"><text:span text:style-name="T22"/></text:p>
            </draw:text-box>
          </draw:frame>
        </presentation:notes>
      </draw:page>
      <draw:page draw:name="Initial Dispatcher Servlet Config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Initial Dispatcher Servlet Config</text:span></text:p>
          </draw:text-box>
        </draw:frame>
        <draw:custom-shape draw:name="Rectangle 3" draw:style-name="gr26" draw:text-style-name="P5" draw:layer="layout" svg:width="23.072cm" svg:height="8.678cm" svg:x="1.27cm" svg:y="5.715cm">
          <text:p text:style-name="P30"><text:span text:style-name="T26">&lt;beans&gt;</text:span></text:p>
          <text:p text:style-name="P30"><text:span text:style-name="T26"/></text:p>
          <text:p text:style-name="P30"><text:span text:style-name="T26"><text:s text:c="4"/></text:span><text:span text:style-name="T26">&lt;!-- </text:span></text:p>
          <text:p text:style-name="P30"><text:span text:style-name="T26"><text:s text:c="8"/></text:span><text:span text:style-name="T26">Define your “web beans” here such as your Controllers and</text:span></text:p>
          <text:p text:style-name="P30"><text:span text:style-name="T26"><text:s text:c="8"/></text:span><text:span text:style-name="T26">their URL mapping configurations</text:span></text:p>
          <text:p text:style-name="P30"><text:span text:style-name="T26"><text:s text:c="8"/></text:span></text:p>
          <text:p text:style-name="P30"><text:span text:style-name="T26"><text:s text:c="8"/></text:span><text:span text:style-name="T26">Web beans here may reference “application beans” in the “root”</text:span></text:p>
          <text:p text:style-name="P30"><text:span text:style-name="T26"><text:s text:c="8"/></text:span><text:span text:style-name="T26">web application context</text:span></text:p>
          <text:p text:style-name="P30"><text:span text:style-name="T26"><text:s text:c="4"/></text:span><text:span text:style-name="T26">--&gt;</text:span></text:p>
          <text:p text:style-name="P30"><text:span text:style-name="T26"/></text:p>
          <text:p text:style-name="P30"><text:span text:style-name="T26">&lt;/beans&gt;</text:span></text:p>
          <draw:enhanced-geometry svg:viewBox="0 0 21600 21600" draw:type="rectangle" draw:enhanced-path="M 0 0 L 21600 0 21600 21600 0 21600 0 0 Z N"/>
        </draw:custom-shape>
        <draw:custom-shape draw:name="Rectangle 4" draw:style-name="gr48" draw:text-style-name="P5" draw:layer="layout" svg:width="14.049cm" svg:height="1.048cm" svg:x="1.251cm" svg:y="4.657cm">
          <text:p text:style-name="P22"><text:span text:style-name="T6">/WEB-INF/rewardsadmin-servlet-config.xml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8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fter DispatcherServlet Deployment" draw:style-name="dp1" draw:master-page-name="Default">
        <draw:custom-shape draw:name="AutoShape 2" draw:style-name="gr49" draw:text-style-name="P5" draw:layer="layout" svg:width="14.817cm" svg:height="12.065cm" svg:x="4.445cm" svg:y="4.86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<text:span text:style-name="T3">After DispatcherServlet Deployment</text:span></text:p>
          </draw:text-box>
        </draw:frame>
        <draw:custom-shape draw:name="AutoShape 4" draw:style-name="gr50" draw:text-style-name="P5" draw:layer="layout" svg:width="12.7cm" svg:height="4.657cm" svg:x="5.503cm" svg:y="5.503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gr51" draw:text-style-name="P23" draw:layer="layout" svg:width="8.596cm" svg:height="0.972cm" svg:x="7.637cm" svg:y="5.503cm">
          <text:p text:style-name="P22"><text:span text:style-name="T27">Root WebApplicationContext</text:span></text:p>
          <draw:enhanced-geometry svg:viewBox="0 0 21600 21600" draw:type="mso-spt202" draw:enhanced-path="M 0 0 L 21600 0 21600 21600 0 21600 0 0 Z N"/>
        </draw:custom-shape>
        <draw:line draw:name="Line 6" draw:style-name="gr52" draw:text-style-name="P17" draw:layer="layout" svg:x1="12.065cm" svg:y1="12.064cm" svg:x2="12.065cm" svg:y2="10.159cm">
          <text:p text:style-name="P6"/>
        </draw:line>
        <draw:polyline draw:name="Line 7" draw:style-name="gr53" draw:text-style-name="P17" draw:id="id28" draw:layer="layout" svg:width="6.772cm" svg:height="0cm" svg:x="12.065cm" svg:y="11.218cm" svg:viewBox="0 0 6773 0" draw:points="0,0 6773,0">
          <text:p text:style-name="P6"/>
        </draw:polyline>
        <draw:custom-shape draw:name="Text Box 8" draw:style-name="gr54" draw:text-style-name="P32" draw:id="id29" draw:layer="layout" svg:width="6.139cm" svg:height="2.394cm" svg:x="18.838cm" svg:y="9.737cm">
          <text:p text:style-name="P31"><text:span text:style-name="T8">All web beans will have access to application beans <text:s/></text:span></text:p>
          <draw:enhanced-geometry svg:viewBox="0 0 21600 21600" draw:type="mso-spt202" draw:enhanced-path="M 0 0 L 21600 0 21600 21600 0 21600 0 0 Z N"/>
        </draw:custom-shape>
        <draw:custom-shape draw:name="Text Box 9" draw:style-name="gr55" draw:text-style-name="P16" draw:layer="layout" svg:width="11.06cm" svg:height="0.972cm" svg:x="6.35cm" svg:y="4.022cm">
          <text:p text:style-name="P15"><text:span text:style-name="T8">Java EE™ Web Application</text:span></text:p>
          <draw:enhanced-geometry svg:viewBox="0 0 21600 21600" draw:type="mso-spt202" draw:enhanced-path="M 0 0 L 21600 0 21600 21600 0 21600 0 0 Z N"/>
        </draw:custom-shape>
        <draw:custom-shape draw:name="Rectangle 10" draw:style-name="gr56" draw:text-style-name="P5" draw:layer="layout" svg:width="2.752cm" svg:height="0.846cm" svg:x="8.678cm" svg:y="7.832cm">
          <text:p text:style-name="P6"/>
          <draw:enhanced-geometry svg:viewBox="0 0 21600 21600" draw:type="rectangle" draw:enhanced-path="M 0 0 L 21600 0 21600 21600 0 21600 0 0 Z N"/>
        </draw:custom-shape>
        <draw:custom-shape draw:name="Rectangle 11" draw:style-name="gr56" draw:text-style-name="P5" draw:layer="layout" svg:width="2.752cm" svg:height="0.847cm" svg:x="11.43cm" svg:y="8.89cm">
          <text:p text:style-name="P6"/>
          <draw:enhanced-geometry svg:viewBox="0 0 21600 21600" draw:type="rectangle" draw:enhanced-path="M 0 0 L 21600 0 21600 21600 0 21600 0 0 Z N"/>
        </draw:custom-shape>
        <draw:custom-shape draw:name="Rectangle 12" draw:style-name="gr57" draw:text-style-name="P5" draw:layer="layout" svg:width="2.752cm" svg:height="0.846cm" svg:x="10.583cm" svg:y="6.562cm">
          <text:p text:style-name="P6"/>
          <draw:enhanced-geometry svg:viewBox="0 0 21600 21600" draw:type="rectangle" draw:enhanced-path="M 0 0 L 21600 0 21600 21600 0 21600 0 0 Z N"/>
        </draw:custom-shape>
        <draw:line draw:name="Line 13" draw:style-name="gr58" draw:text-style-name="P17" draw:layer="layout" svg:x1="12.065cm" svg:y1="7.408cm" svg:x2="12.065cm" svg:y2="8.89cm">
          <text:p text:style-name="P6"/>
        </draw:line>
        <draw:line draw:name="Line 14" draw:style-name="gr58" draw:text-style-name="P17" draw:layer="layout" svg:x1="11.007cm" svg:y1="7.408cm" svg:x2="11.007cm" svg:y2="7.832cm">
          <text:p text:style-name="P6"/>
        </draw:line>
        <draw:line draw:name="Line 15" draw:style-name="gr58" draw:text-style-name="P17" draw:layer="layout" svg:x1="10.16cm" svg:y1="9.313cm" svg:x2="11.43cm" svg:y2="9.313cm">
          <text:p text:style-name="P6"/>
        </draw:line>
        <draw:line draw:name="Line 16" draw:style-name="gr53" draw:text-style-name="P17" draw:layer="layout" svg:x1="10.16cm" svg:y1="9.312cm" svg:x2="10.16cm" svg:y2="8.677cm">
          <text:p text:style-name="P6"/>
        </draw:line>
        <draw:custom-shape draw:name="AutoShape 17" draw:style-name="gr50" draw:text-style-name="P5" draw:layer="layout" svg:width="12.7cm" svg:height="4.233cm" svg:x="5.503cm" svg:y="12.06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8" draw:style-name="gr59" draw:text-style-name="P16" draw:layer="layout" svg:width="11.642cm" svg:height="0.972cm" svg:x="6.138cm" svg:y="12.065cm">
          <text:p text:style-name="P15"><text:span text:style-name="T27">DispatcherServlet ApplicationContext</text:span></text:p>
          <draw:enhanced-geometry svg:viewBox="0 0 21600 21600" draw:type="mso-spt202" draw:enhanced-path="M 0 0 L 21600 0 21600 21600 0 21600 0 0 Z N"/>
        </draw:custom-shape>
        <draw:custom-shape draw:name="AutoShape 22" draw:style-name="gr60" draw:text-style-name="P5" draw:layer="layout" svg:width="0.846cm" svg:height="0.635cm" svg:x="11.642cm" svg:y="10.16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9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2. Implement a Controll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2. Implement a Controller</text:p>
          </draw:text-box>
        </draw:frame>
        <draw:custom-shape draw:name="Rectangle 3" draw:style-name="gr26" draw:text-style-name="P5" draw:layer="layout" svg:width="20.386cm" svg:height="13.123cm" svg:x="2.117cm" svg:y="4.022cm">
          <text:p text:id="id30" text:style-name="P30"><text:span text:style-name="T28">public class </text:span><text:span text:style-name="T9">RewardController</text:span><text:span text:style-name="T28"> implements </text:span><text:span text:style-name="T9">Controller {</text:span></text:p>
          <text:p text:id="id35" text:style-name="P30"><text:span text:style-name="T29"><text:s text:c="4"/></text:span><text:span text:style-name="T28">private </text:span><text:span text:style-name="T29">RewardLookupService </text:span><text:span text:style-name="T30">lookupService</text:span><text:span text:style-name="T29">;</text:span></text:p>
          <text:p text:style-name="P30"><text:span text:style-name="T28"/></text:p>
          <text:p text:id="id36" text:style-name="P30"><text:span text:style-name="T28"><text:s text:c="4"/></text:span><text:span text:style-name="T28">public</text:span><text:span text:style-name="T29"> RewardController(RewardLookupService svc) {</text:span></text:p>
          <text:p text:id="id37" text:style-name="P30"><text:span text:style-name="T28"><text:s text:c="8"/></text:span><text:span text:style-name="T31">this</text:span><text:span text:style-name="T29">.</text:span><text:span text:style-name="T32">lookupService</text:span><text:span text:style-name="T29"> = svc; </text:span></text:p>
          <text:p text:id="id38" text:style-name="P30"><text:span text:style-name="T29"><text:s text:c="4"/></text:span><text:span text:style-name="T29">}</text:span></text:p>
          <text:p text:style-name="P30"><text:span text:style-name="T28"/></text:p>
          <text:p text:id="id31" text:style-name="P30"><text:span text:style-name="T28"><text:s text:c="4"/></text:span><text:span text:style-name="T28">public</text:span><text:span text:style-name="T9"> ModelAndView handleRequest(HttpServletRequest request, </text:span></text:p>
          <text:p text:id="id32" text:style-name="P30"><text:span text:style-name="T9"><text:s text:c="12"/></text:span><text:span text:style-name="T9">HttpServletResponse response) </text:span><text:span text:style-name="T28">throws </text:span><text:span text:style-name="T9">Exception {</text:span></text:p>
          <text:p text:id="id41" text:style-name="P30"><text:span text:style-name="T9"><text:s text:c="8"/></text:span><text:span text:style-name="T9">String id = request.getParameter(</text:span><text:span text:style-name="T33">“id”</text:span><text:span text:style-name="T9">);</text:span></text:p>
          <text:p text:id="id42" text:style-name="P30"><text:span text:style-name="T9"><text:s text:c="8"/></text:span><text:span text:style-name="T9">Reward reward = </text:span><text:span text:style-name="T33">lookupService</text:span><text:span text:style-name="T9">.lookupReward(id);</text:span></text:p>
          <text:p text:id="id43" text:style-name="P30"><text:span text:style-name="T29"><text:s text:c="8"/></text:span><text:span text:style-name="T29">ModelAndView result = </text:span><text:span text:style-name="T28">new </text:span><text:span text:style-name="T29">ModelAndView();</text:span></text:p>
          <text:p text:id="id44" text:style-name="P30"><text:span text:style-name="T29"><text:s text:c="8"/></text:span><text:span text:style-name="T29">result.addObject(</text:span><text:span text:style-name="T32">“reward”</text:span><text:span text:style-name="T29">, reward);</text:span></text:p>
          <text:p text:id="id45" text:style-name="P30"><text:span text:style-name="T29"><text:s text:c="8"/></text:span><text:span text:style-name="T29">result.setViewName(</text:span><text:span text:style-name="T32">“rewardView”</text:span><text:span text:style-name="T29">);</text:span></text:p>
          <text:p text:id="id48" text:style-name="P30"><text:span text:style-name="T31"><text:s text:c="8"/></text:span><text:span text:style-name="T31">return</text:span><text:span text:style-name="T29"> result;</text:span></text:p>
          <text:p text:id="id33" text:style-name="P30"><text:span text:style-name="T29"><text:s text:c="4"/></text:span><text:span text:style-name="T29">}</text:span></text:p>
          <text:p text:id="id34" text:style-name="P30"><text:span text:style-name="T9">}</text:span></text:p>
          <draw:enhanced-geometry svg:viewBox="0 0 21600 21600" draw:type="rectangle" draw:enhanced-path="M 0 0 L 21600 0 21600 21600 0 21600 0 0 Z N"/>
        </draw:custom-shape>
        <draw:custom-shape draw:name="Text Box 6" draw:style-name="gr46" draw:text-style-name="P5" draw:id="id46" draw:layer="layout" svg:width="11.293cm" svg:height="1.683cm" svg:x="8.506cm" svg:y="15.663cm">
          <text:p text:style-name="P22"><text:span text:style-name="T9">Selects the “rewardView” to render the</text:span></text:p>
          <text:p text:style-name="P22"><text:span text:style-name="T9">“</text:span><text:span text:style-name="T9">reward” model</text:span></text:p>
          <draw:enhanced-geometry svg:viewBox="0 0 21600 21600" draw:type="mso-spt202" draw:enhanced-path="M 0 0 L 21600 0 21600 21600 0 21600 0 0 Z N"/>
        </draw:custom-shape>
        <draw:polyline draw:name="Line 12" draw:style-name="gr61" draw:text-style-name="P17" draw:id="id47" draw:layer="layout" svg:width="2.115cm" svg:height="0.845cm" svg:x="8.467cm" svg:y="14.817cm" svg:viewBox="0 0 2116 846" draw:points="2116,846 0,0">
          <text:p text:style-name="P6"/>
        </draw:polyline>
        <draw:custom-shape draw:name="Text Box 13" draw:style-name="gr46" draw:text-style-name="P5" draw:id="id40" draw:layer="layout" svg:width="9.299cm" svg:height="0.972cm" svg:x="12.096cm" svg:y="7.832cm">
          <text:p text:style-name="P22"><text:span text:style-name="T8">Depends on application service</text:span></text:p>
          <draw:enhanced-geometry svg:viewBox="0 0 21600 21600" draw:type="mso-spt202" draw:enhanced-path="M 0 0 L 21600 0 21600 21600 0 21600 0 0 Z N"/>
        </draw:custom-shape>
        <draw:polyline draw:name="Line 14" draw:style-name="gr61" draw:text-style-name="P17" draw:id="id39" draw:layer="layout" svg:width="0cm" svg:height="0.846cm" svg:x="14.817cm" svg:y="6.984cm" svg:viewBox="0 0 0 847" draw:points="0,847 0,0"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0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5">Re-iterate the dependency injection. <text:s/></text:span></text:p>
              <text:p text:style-name="P13"><text:span text:style-name="T5"/></text:p>
              <text:p text:style-name="P13"><text:span text:style-name="T5">No example of unravelling from request parameters, but highlight the simplicity, the simple adaption and delegation to the userService.</text:span></text:p>
            </draw:text-box>
          </draw:frame>
        </presentation:notes>
      </draw:page>
      <draw:page draw:name="3. Implement the View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3. Implement the Views</text:p>
          </draw:text-box>
        </draw:frame>
        <draw:custom-shape draw:name="Rectangle 3" draw:style-name="gr26" draw:text-style-name="P5" draw:layer="layout" svg:width="20.748cm" svg:height="9.737cm" svg:x="2.328cm" svg:y="5.715cm">
          <text:p text:style-name="P33"><text:span text:style-name="T34">&lt;html&gt;</text:span></text:p>
          <text:p text:style-name="P33"><text:span text:style-name="T34"><text:s text:c="4"/></text:span><text:span text:style-name="T34">&lt;head&gt;&lt;title&gt;</text:span><text:span text:style-name="T35">Your Reward</text:span><text:span text:style-name="T34">&lt;/title&gt;&lt;/head&gt;</text:span></text:p>
          <text:p text:style-name="P33"><text:span text:style-name="T35"><text:s text:c="4"/></text:span><text:span text:style-name="T34">&lt;body&gt;</text:span></text:p>
          <text:p text:style-name="P33"><text:span text:style-name="T35"><text:s text:c="8"/></text:span><text:span text:style-name="T35">Amount=${reward.amount}</text:span></text:p>
          <text:p text:style-name="P33"><text:span text:style-name="T35"><text:s text:c="8"/></text:span><text:span text:style-name="T35">Date=${reward.date}</text:span></text:p>
          <text:p text:style-name="P33"><text:span text:style-name="T35"><text:s text:c="8"/></text:span><text:span text:style-name="T35">Account Number=${reward.account}</text:span></text:p>
          <text:p text:style-name="P33"><text:span text:style-name="T35"><text:s text:c="8"/></text:span><text:span text:style-name="T35">Merchant Number=${reward.merchant}</text:span></text:p>
          <text:p text:style-name="P33"><text:span text:style-name="T34"><text:s text:c="4"/></text:span><text:span text:style-name="T34">&lt;/body&gt;</text:span></text:p>
          <text:p text:style-name="P33"><text:span text:style-name="T34">&lt;/html&gt;</text:span></text:p>
          <draw:enhanced-geometry svg:viewBox="0 0 21600 21600" draw:type="rectangle" draw:enhanced-path="M 0 0 L 21600 0 21600 21600 0 21600 0 0 Z N"/>
        </draw:custom-shape>
        <draw:custom-shape draw:name="Rectangle 4" draw:style-name="gr48" draw:text-style-name="P5" draw:layer="layout" svg:width="10.611cm" svg:height="1.048cm" svg:x="2.332cm" svg:y="4.657cm">
          <text:p text:style-name="P22"><text:span text:style-name="T6">/WEB-INF/views/rewardView.jsp</text:span></text:p>
          <draw:enhanced-geometry svg:viewBox="0 0 21600 21600" draw:type="rectangle" draw:enhanced-path="M 0 0 L 21600 0 21600 21600 0 21600 0 0 Z N"/>
        </draw:custom-shape>
        <draw:custom-shape draw:name="Text Box 5" draw:style-name="gr46" draw:text-style-name="P5" draw:id="id49" draw:layer="layout" svg:width="11.835cm" svg:height="0.972cm" svg:x="9.346cm" svg:y="13.97cm">
          <text:p text:style-name="P22"><text:span text:style-name="T8">References result model object by name</text:span></text:p>
          <draw:enhanced-geometry svg:viewBox="0 0 21600 21600" draw:type="mso-spt202" draw:enhanced-path="M 0 0 L 21600 0 21600 21600 0 21600 0 0 Z N"/>
        </draw:custom-shape>
        <draw:polyline draw:name="Line 6" draw:style-name="gr61" draw:text-style-name="P17" draw:id="id50" draw:layer="layout" svg:width="0cm" svg:height="1.269cm" svg:x="13.547cm" svg:y="12.7cm" svg:viewBox="0 0 0 1270" draw:points="0,1270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1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3">Mention here that the lab will show how to configure a simple view resolver, and a subsequent module will cover them in more depth.</text:span></text:p>
            </draw:text-box>
          </draw:frame>
        </presentation:notes>
      </draw:page>
      <draw:page draw:name="4. Register the Controller with the DispatcherServlet" draw:style-name="dp1" draw:master-page-name="Default">
        <draw:custom-shape draw:name="Rectangle 4" draw:style-name="gr26" draw:text-style-name="P5" draw:layer="layout" svg:width="24.619cm" svg:height="8.351cm" svg:x="0.358cm" svg:y="6.773cm">
          <text:p text:id="id51" text:style-name="P30"><text:span text:style-name="T36">&lt;bean</text:span><text:span text:style-name="T9"> </text:span><text:span text:style-name="T28">class</text:span><text:span text:style-name="T9">=</text:span><text:span text:style-name="T33">“org.springframework.web.servlet.handler.SimpleUrlHandlerMapping”</text:span><text:span text:style-name="T36">&gt;</text:span></text:p>
          <text:p text:id="id52" text:style-name="P30"><text:span text:style-name="T36"><text:s text:c="4"/></text:span><text:span text:style-name="T36">&lt;property</text:span><text:span text:style-name="T28"> name</text:span><text:span text:style-name="T9">=</text:span><text:span text:style-name="T33">“mappings”</text:span><text:span text:style-name="T36">&gt;</text:span></text:p>
          <text:p text:id="id56" text:style-name="P30"><text:span text:style-name="T36"><text:tab/></text:span><text:span text:style-name="T36"> <text:s text:c="3"/></text:span><text:span text:style-name="T36">&lt;value&gt;</text:span></text:p>
          <text:p text:id="id53" text:style-name="P30"><text:span text:style-name="T9"><text:s text:c="14"/></text:span><text:span text:style-name="T9">/reward/show=rewardController</text:span></text:p>
          <text:p text:id="id54" text:style-name="P30"><text:span text:style-name="T9"><text:tab/></text:span><text:span text:style-name="T9"> <text:s text:c="2"/></text:span><text:span text:style-name="T36"><text:s/></text:span><text:span text:style-name="T36">&lt;/value&gt;</text:span></text:p>
          <text:p text:id="id55" text:style-name="P30"><text:span text:style-name="T36"><text:s text:c="4"/></text:span><text:span text:style-name="T36">&lt;/property&gt;</text:span></text:p>
          <text:p text:style-name="P30"><text:span text:style-name="T36">&lt;/bean&gt;</text:span></text:p>
          <text:p text:style-name="P30"><text:span text:style-name="T9"/></text:p>
          <text:p text:style-name="P30"><text:span text:style-name="T36">&lt;bean</text:span><text:span text:style-name="T9"> </text:span><text:span text:style-name="T28">id</text:span><text:span text:style-name="T9">=</text:span><text:span text:style-name="T33">“rewardController” </text:span><text:span text:style-name="T28">class</text:span><text:span text:style-name="T9">=</text:span><text:span text:style-name="T33">“rewardsadmin.RewardController”</text:span><text:span text:style-name="T36">&gt;</text:span></text:p>
          <text:p text:style-name="P30"><text:span text:style-name="T36"><text:s text:c="4"/></text:span><text:span text:style-name="T36">&lt;constructor-arg </text:span><text:span text:style-name="T28">ref</text:span><text:span text:style-name="T9">=</text:span><text:span text:style-name="T33">“rewardLookupService” </text:span><text:span text:style-name="T36">/&gt;</text:span></text:p>
          <text:p text:style-name="P30"><text:span text:style-name="T36">&lt;/bean&gt;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4. Register the Controller with the DispatcherServlet</text:span></text:p>
          </draw:text-box>
        </draw:frame>
        <draw:custom-shape draw:name="Rectangle 6" draw:style-name="gr48" draw:text-style-name="P5" draw:layer="layout" svg:width="14.049cm" svg:height="1.048cm" svg:x="0.413cm" svg:y="5.715cm">
          <text:p text:style-name="P22"><text:span text:style-name="T6">/WEB-INF/rewardsadmin-servlet-config.xml</text:span></text:p>
          <draw:enhanced-geometry svg:viewBox="0 0 21600 21600" draw:type="rectangle" draw:enhanced-path="M 0 0 L 21600 0 21600 21600 0 21600 0 0 Z N"/>
        </draw:custom-shape>
        <draw:custom-shape draw:name="Text Box 7" draw:style-name="gr62" draw:text-style-name="P5" draw:id="id57" draw:layer="layout" svg:width="9.737cm" svg:height="0.972cm" svg:x="12.689cm" svg:y="10.491cm">
          <text:p text:style-name="P22"><text:span text:style-name="T8">Maps request URL to Controller</text:span></text:p>
          <draw:enhanced-geometry svg:viewBox="0 0 21600 21600" draw:type="mso-spt202" draw:enhanced-path="M 0 0 L 21600 0 21600 21600 0 21600 0 0 Z N"/>
        </draw:custom-shape>
        <draw:polyline draw:name="Line 8" draw:style-name="gr61" draw:text-style-name="P17" draw:id="id58" draw:layer="layout" svg:width="0.846cm" svg:height="0.634cm" svg:x="11.876cm" svg:y="9.884cm" svg:viewBox="0 0 847 635" draw:points="847,635 0,0">
          <text:p text:style-name="P6"/>
        </draw:polyline>
        <draw:polyline draw:name="Line 9" draw:style-name="gr61" draw:text-style-name="P17" draw:id="id59" draw:layer="layout" svg:width="1.269cm" svg:height="1.057cm" svg:x="11.312cm" svg:y="11.448cm" svg:viewBox="0 0 1270 1058" draw:points="1270,0 0,1058"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2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5. Deploy and Test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5. Deploy and Test</text:p>
          </draw:text-box>
        </draw:frame>
        <draw:custom-shape draw:name="Text Box 5" draw:style-name="gr47" draw:text-style-name="P5" draw:layer="layout" svg:width="20.532cm" svg:height="1.048cm" svg:x="2.328cm" svg:y="6.35cm">
          <text:p text:style-name="P22"><text:span text:style-name="T7">http://localhost:8080/rewardsadmin/reward/show?id=1</text:span></text:p>
          <draw:enhanced-geometry svg:viewBox="0 0 21600 21600" draw:type="mso-spt202" draw:enhanced-path="M 0 0 L 21600 0 21600 21600 0 21600 0 0 Z N"/>
        </draw:custom-shape>
        <draw:custom-shape draw:name="Rectangle 6" draw:style-name="gr26" draw:text-style-name="P5" draw:id="id60" draw:layer="layout" svg:width="11.007cm" svg:height="5.08cm" svg:x="6.35cm" svg:y="8.255cm">
          <text:p text:style-name="P30"><text:span text:style-name="T8">Your Reward</text:span></text:p>
          <text:p text:style-name="P30"><text:span text:style-name="T8"/></text:p>
          <text:p text:style-name="P34"><text:span text:style-name="T8"><text:tab/></text:span><text:span text:style-name="T8">Amount = </text:span><text:span text:style-name="T37">$100.00</text:span></text:p>
          <text:p text:style-name="P30"><text:span text:style-name="T8"><text:s text:c="5"/></text:span><text:span text:style-name="T8">Date = </text:span><text:span text:style-name="T37">2006/12/29</text:span></text:p>
          <text:p text:style-name="P30"><text:span text:style-name="T8"><text:s text:c="5"/></text:span><text:span text:style-name="T8">Account Number = </text:span><text:span text:style-name="T37">123456789</text:span></text:p>
          <text:p text:style-name="P30"><text:span text:style-name="T8"><text:s text:c="5"/></text:span><text:span text:style-name="T8">Merchant Number = </text:span><text:span text:style-name="T37">123456789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3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mmary of Request Lifecycle" draw:style-name="dp1" draw:master-page-name="Default">
        <draw:frame presentation:style-name="pr4" draw:text-style-name="P14" draw:layer="layout" svg:width="17.476cm" svg:height="2.999cm" svg:x="0.957cm" svg:y="0.225cm" presentation:class="title" presentation:user-transformed="true">
          <draw:text-box>
            <text:p text:style-name="P7">Summary of Request Lifecycle</text:p>
          </draw:text-box>
        </draw:frame>
        <draw:custom-shape draw:name="Rectangle 4" draw:style-name="gr63" draw:text-style-name="P16" draw:layer="layout" svg:width="5.08cm" svg:height="1.905cm" svg:x="1.693cm" svg:y="4.445cm">
          <text:p text:style-name="P15"><text:span text:style-name="T6">Dispatcher</text:span></text:p>
          <text:p text:style-name="P15"><text:span text:style-name="T6">Servlet</text:span></text:p>
          <draw:enhanced-geometry svg:viewBox="0 0 21600 21600" draw:type="rectangle" draw:enhanced-path="M 0 0 L 21600 0 21600 21600 0 21600 0 0 Z N"/>
        </draw:custom-shape>
        <draw:custom-shape draw:name="Rectangle 5" draw:style-name="gr64" draw:text-style-name="P16" draw:layer="layout" svg:width="6.138cm" svg:height="1.905cm" svg:x="7.197cm" svg:y="4.445cm">
          <text:p text:style-name="P15"><text:span text:style-name="T6">SimpleUrl</text:span></text:p>
          <text:p text:style-name="P15"><text:span text:style-name="T6">HandlerMapping</text:span></text:p>
          <draw:enhanced-geometry svg:viewBox="0 0 21600 21600" draw:type="rectangle" draw:enhanced-path="M 0 0 L 21600 0 21600 21600 0 21600 0 0 Z N"/>
        </draw:custom-shape>
        <draw:custom-shape draw:name="Rectangle 6" draw:style-name="gr65" draw:text-style-name="P16" draw:layer="layout" svg:width="4.869cm" svg:height="1.905cm" svg:x="13.758cm" svg:y="4.445cm">
          <text:p text:style-name="P15"><text:span text:style-name="T7">Reward</text:span></text:p>
          <text:p text:style-name="P15"><text:span text:style-name="T7">Controller</text:span></text:p>
          <draw:enhanced-geometry svg:viewBox="0 0 21600 21600" draw:type="rectangle" draw:enhanced-path="M 0 0 L 21600 0 21600 21600 0 21600 0 0 Z N"/>
        </draw:custom-shape>
        <draw:custom-shape draw:name="Rectangle 7" draw:style-name="gr66" draw:text-style-name="P16" draw:layer="layout" svg:width="5.927cm" svg:height="1.905cm" svg:x="19.05cm" svg:y="4.445cm">
          <text:p text:style-name="P15"><text:span text:style-name="T6">JstlView</text:span></text:p>
          <text:p text:style-name="P15"><text:span text:style-name="T6">rewardView.jsp</text:span></text:p>
          <draw:enhanced-geometry svg:viewBox="0 0 21600 21600" draw:type="rectangle" draw:enhanced-path="M 0 0 L 21600 0 21600 21600 0 21600 0 0 Z N"/>
        </draw:custom-shape>
        <draw:line draw:name="Line 8" draw:style-name="gr15" draw:text-style-name="P17" draw:layer="layout" svg:x1="4.233cm" svg:y1="6.35cm" svg:x2="4.233cm" svg:y2="17.357cm">
          <text:p text:style-name="P6"/>
        </draw:line>
        <draw:line draw:name="Line 9" draw:style-name="gr15" draw:text-style-name="P17" draw:layer="layout" svg:x1="10.372cm" svg:y1="6.35cm" svg:x2="10.372cm" svg:y2="17.145cm">
          <text:p text:style-name="P6"/>
        </draw:line>
        <draw:line draw:name="Line 10" draw:style-name="gr15" draw:text-style-name="P17" draw:layer="layout" svg:x1="16.087cm" svg:y1="6.562cm" svg:x2="16.087cm" svg:y2="17.145cm">
          <text:p text:style-name="P6"/>
        </draw:line>
        <draw:line draw:name="Line 11" draw:style-name="gr15" draw:text-style-name="P17" draw:layer="layout" svg:x1="22.013cm" svg:y1="6.562cm" svg:x2="22.013cm" svg:y2="17.145cm">
          <text:p text:style-name="P6"/>
        </draw:line>
        <draw:g draw:name="Group 23" draw:id="id62">
          <draw:line draw:name="Line 13" draw:style-name="gr5" draw:text-style-name="P17" draw:layer="layout" svg:x1="4.233cm" svg:y1="9.102cm" svg:x2="10.371cm" svg:y2="9.102cm">
            <text:p text:style-name="P6"/>
          </draw:line>
          <draw:custom-shape draw:name="Text Box 14" draw:style-name="gr67" draw:text-style-name="P16" draw:layer="layout" svg:width="6.35cm" svg:height="0.972cm" svg:x="4.233cm" svg:y="9.102cm">
            <text:p text:style-name="P15"><text:span text:style-name="T9">getHandler(request)</text:span></text:p>
            <draw:enhanced-geometry svg:viewBox="0 0 21600 21600" draw:type="mso-spt202" draw:enhanced-path="M 0 0 L 21600 0 21600 21600 0 21600 0 0 Z N"/>
          </draw:custom-shape>
        </draw:g>
        <draw:g draw:name="Group 24" draw:id="id63">
          <draw:line draw:name="Line 15" draw:style-name="gr5" draw:text-style-name="P17" draw:layer="layout" svg:x1="4.248cm" svg:y1="10.372cm" svg:x2="16.057cm" svg:y2="10.372cm">
            <text:p text:style-name="P6"/>
          </draw:line>
          <draw:custom-shape draw:name="Text Box 16" draw:style-name="gr68" draw:text-style-name="P16" draw:layer="layout" svg:width="13.121cm" svg:height="1.683cm" svg:x="3.81cm" svg:y="10.372cm">
            <text:p text:style-name="P15"><text:span text:style-name="T9">handleRequest</text:span></text:p>
            <text:p text:style-name="P15"><text:span text:style-name="T9">(request, response)</text:span></text:p>
            <draw:enhanced-geometry svg:viewBox="0 0 21600 21600" draw:type="mso-spt202" draw:enhanced-path="M 0 0 L 21600 0 21600 21600 0 21600 0 0 Z N"/>
          </draw:custom-shape>
        </draw:g>
        <draw:g draw:name="Group 25" draw:id="id64">
          <draw:line draw:name="Line 17" draw:style-name="gr8" draw:text-style-name="P17" draw:layer="layout" svg:x1="16.085cm" svg:y1="12.912cm" svg:x2="4.232cm" svg:y2="12.912cm">
            <text:p text:style-name="P6"/>
          </draw:line>
          <draw:custom-shape draw:name="Text Box 18" draw:style-name="gr69" draw:text-style-name="P16" draw:layer="layout" svg:width="6.35cm" svg:height="1.683cm" svg:x="6.984cm" svg:y="12.912cm">
            <text:p text:style-name="P15"><text:span text:style-name="T9">rewardView</text:span></text:p>
            <text:p text:style-name="P15"><text:span text:style-name="T9">model={reward}</text:span></text:p>
            <draw:enhanced-geometry svg:viewBox="0 0 21600 21600" draw:type="mso-spt202" draw:enhanced-path="M 0 0 L 21600 0 21600 21600 0 21600 0 0 Z N"/>
          </draw:custom-shape>
        </draw:g>
        <draw:g draw:name="Group 26" draw:id="id65">
          <draw:line draw:name="Line 19" draw:style-name="gr5" draw:text-style-name="P17" draw:layer="layout" svg:x1="4.233cm" svg:y1="15.452cm" svg:x2="22.012cm" svg:y2="15.452cm">
            <text:p text:style-name="P6"/>
          </draw:line>
          <draw:custom-shape draw:name="Text Box 20" draw:style-name="gr70" draw:text-style-name="P16" draw:layer="layout" svg:width="8.434cm" svg:height="0.972cm" svg:x="6.74cm" svg:y="15.452cm">
            <text:p text:style-name="P15"><text:span text:style-name="T9">render(model, response)</text:span></text:p>
            <draw:enhanced-geometry svg:viewBox="0 0 21600 21600" draw:type="mso-spt202" draw:enhanced-path="M 0 0 L 21600 0 21600 21600 0 21600 0 0 Z N"/>
          </draw:custom-shape>
        </draw:g>
        <draw:g draw:name="Group 22" draw:id="id61">
          <draw:line draw:name="Line 12" draw:style-name="gr5" draw:text-style-name="P17" draw:layer="layout" svg:x1="0.635cm" svg:y1="7.832cm" svg:x2="4.234cm" svg:y2="7.832cm">
            <text:p text:style-name="P6"/>
          </draw:line>
          <draw:custom-shape draw:name="Text Box 21" draw:style-name="gr71" draw:text-style-name="P16" draw:layer="layout" svg:width="6.35cm" svg:height="0.972cm" svg:x="0cm" svg:y="7.832cm">
            <text:p text:style-name="P15"><text:span text:style-name="T9">/reward/show?id=1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4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pring MVC Essentials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5"/>
          <draw:frame presentation:style-name="pr12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Dash_20_2" draw:display-name="Dash 2" draw:style="rect" draw:dots1="1" draw:dots1-length="0.035cm" draw:distance="0.035cm"/>
    <draw:stroke-dash draw:name="Dash_20_3" draw:display-name="Dash 3" draw:style="rect" draw:dots2="1" draw:dots2-length="0.141cm" draw:distance="0.105cm"/>
    <draw:stroke-dash draw:name="Dash_20_4" draw:display-name="Dash 4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pring MVC 2.0 - 1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6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6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Subject Matter Expert</meta:initial-creator>
    <meta:creation-date>2006-09-22T09:51:11</meta:creation-date>
    <dc:creator>Colin Sampaleanu</dc:creator>
    <dc:date>2008-03-23T19:50:05</dc:date>
    <meta:editing-cycles>729</meta:editing-cycles>
    <meta:editing-duration>PT2H17M8S</meta:editing-duration>
    <meta:user-defined meta:name="Info 1"/>
    <meta:user-defined meta:name="Info 2"/>
    <meta:user-defined meta:name="Info 3"/>
    <meta:user-defined meta:name="Info 4"/>
    <meta:document-statistic meta:object-count="336"/>
  </office:meta>
</office:document-meta>
</file>